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7" style:family="graphic">
      <style:graphic-properties style:protect="size"/>
    </style:style>
    <style:style style:name="pr3" style:family="presentation" style:parent-style-name="_ff08_缺省_ff09_标题母版-title">
      <style:graphic-properties fo:min-height="4.244cm" fo:wrap-option="wrap"/>
    </style:style>
    <style:style style:name="pr5" style:family="presentation" style:parent-style-name="_ff08_缺省_ff09_标题母版-subtitle">
      <style:graphic-properties fo:min-height="5.097cm" fo:wrap-option="wrap"/>
    </style:style>
    <style:style style:name="pr6" style:family="presentation" style:parent-style-name="_ff08_缺省_ff09_标题母版-notes">
      <style:graphic-properties draw:auto-grow-height="true" fo:min-height="13.365cm" fo:wrap-option="wrap"/>
    </style:style>
    <style:style style:name="pr8" style:family="presentation" style:parent-style-name="_ff08_缺省_ff09_标题_2f_文本母版-title">
      <style:graphic-properties fo:min-height="3.256cm" fo:wrap-option="wrap"/>
    </style:style>
    <style:style style:name="pr9" style:family="presentation" style:parent-style-name="_ff08_缺省_ff09_标题_2f_文本母版-outline1">
      <style:graphic-properties fo:min-height="13.609cm" fo:wrap-option="wrap"/>
    </style:style>
    <style:style style:name="pr10" style:family="presentation" style:parent-style-name="_ff08_缺省_ff09_标题_2f_文本母版-notes">
      <style:graphic-properties fo:min-height="13.114cm" fo:wrap-option="wrap"/>
    </style:style>
    <style:style style:name="P4" style:family="paragraph">
      <style:paragraph-properties style:punctuation-wrap="simple" style:line-break="strict" style:writing-mode="lr-tb"/>
    </style:style>
    <text:list-style style:name="L5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3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4" style:family="drawing-page">
      <style:drawing-page-properties presentation:display-header="true" presentation:display-footer="true" presentation:display-page-number="false" presentation:display-date-time="true"/>
    </style:style>
    <style:style style:name="gr38" style:family="graphic">
      <style:graphic-properties style:protect="size"/>
    </style:style>
    <style:style style:name="pr35" style:family="presentation" style:parent-style-name="_ff08_缺省_ff09_标题_2f_文本母版-title">
      <style:graphic-properties fo:min-height="3.256cm" fo:wrap-option="wrap"/>
    </style:style>
    <style:style style:name="pr37" style:family="presentation" style:parent-style-name="_ff08_缺省_ff09_标题_2f_文本母版-outline1">
      <style:graphic-properties fo:min-height="13.609cm" fo:wrap-option="wrap"/>
    </style:style>
    <style:style style:name="pr39" style:family="presentation" style:parent-style-name="_ff08_缺省_ff09_标题_2f_文本母版-notes">
      <style:graphic-properties fo:min-height="13.114cm" fo:wrap-option="wrap"/>
    </style:style>
    <style:style style:name="P36" style:family="paragraph">
      <style:paragraph-properties style:punctuation-wrap="simple" style:line-break="strict" style:writing-mode="lr-tb"/>
    </style:style>
    <text:list-style style:name="L33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6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3" style:family="drawing-page">
      <style:drawing-page-properties presentation:display-header="true" presentation:display-footer="true" presentation:display-page-number="false" presentation:display-date-time="true"/>
    </style:style>
    <style:style style:name="gr67" style:family="graphic">
      <style:graphic-properties style:protect="size"/>
    </style:style>
    <style:style style:name="pr64" style:family="presentation" style:parent-style-name="_ff08_缺省_ff09_标题_2f_文本母版-title">
      <style:graphic-properties fo:min-height="3.256cm" fo:wrap-option="wrap"/>
    </style:style>
    <style:style style:name="pr66" style:family="presentation" style:parent-style-name="_ff08_缺省_ff09_标题_2f_文本母版-outline1">
      <style:graphic-properties fo:min-height="13.609cm" fo:wrap-option="wrap"/>
    </style:style>
    <style:style style:name="pr68" style:family="presentation" style:parent-style-name="_ff08_缺省_ff09_标题_2f_文本母版-notes">
      <style:graphic-properties fo:min-height="13.114cm" fo:wrap-option="wrap"/>
    </style:style>
    <style:style style:name="P65" style:family="paragraph">
      <style:paragraph-properties style:punctuation-wrap="simple" style:line-break="strict" style:writing-mode="lr-tb"/>
    </style:style>
    <text:list-style style:name="L62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9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92" style:family="drawing-page">
      <style:drawing-page-properties presentation:display-header="true" presentation:display-footer="true" presentation:display-page-number="false" presentation:display-date-time="true"/>
    </style:style>
    <style:style style:name="gr96" style:family="graphic">
      <style:graphic-properties style:protect="size"/>
    </style:style>
    <style:style style:name="pr93" style:family="presentation" style:parent-style-name="_ff08_缺省_ff09_标题_2f_文本母版-title">
      <style:graphic-properties fo:min-height="3.256cm" fo:wrap-option="wrap"/>
    </style:style>
    <style:style style:name="pr95" style:family="presentation" style:parent-style-name="_ff08_缺省_ff09_标题_2f_文本母版-outline1">
      <style:graphic-properties fo:min-height="13.609cm" fo:wrap-option="wrap"/>
    </style:style>
    <style:style style:name="pr97" style:family="presentation" style:parent-style-name="_ff08_缺省_ff09_标题_2f_文本母版-notes">
      <style:graphic-properties fo:min-height="13.114cm" fo:wrap-option="wrap"/>
    </style:style>
    <style:style style:name="P94" style:family="paragraph">
      <style:paragraph-properties style:punctuation-wrap="simple" style:line-break="strict" style:writing-mode="lr-tb"/>
    </style:style>
    <text:list-style style:name="L9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9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2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21" style:family="drawing-page">
      <style:drawing-page-properties presentation:display-header="true" presentation:display-footer="true" presentation:display-page-number="false" presentation:display-date-time="true"/>
    </style:style>
    <style:style style:name="gr125" style:family="graphic">
      <style:graphic-properties style:protect="size"/>
    </style:style>
    <style:style style:name="pr122" style:family="presentation" style:parent-style-name="_ff08_缺省_ff09_标题_2f_文本母版-title">
      <style:graphic-properties fo:min-height="3.256cm" fo:wrap-option="wrap"/>
    </style:style>
    <style:style style:name="pr124" style:family="presentation" style:parent-style-name="_ff08_缺省_ff09_标题_2f_文本母版-outline1">
      <style:graphic-properties fo:min-height="13.609cm" fo:wrap-option="wrap"/>
    </style:style>
    <style:style style:name="pr126" style:family="presentation" style:parent-style-name="_ff08_缺省_ff09_标题_2f_文本母版-notes">
      <style:graphic-properties fo:min-height="13.114cm" fo:wrap-option="wrap"/>
    </style:style>
    <style:style style:name="P123" style:family="paragraph">
      <style:paragraph-properties style:punctuation-wrap="simple" style:line-break="strict" style:writing-mode="lr-tb"/>
    </style:style>
    <text:list-style style:name="L12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4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50" style:family="drawing-page">
      <style:drawing-page-properties presentation:display-header="true" presentation:display-footer="true" presentation:display-page-number="false" presentation:display-date-time="true"/>
    </style:style>
    <style:style style:name="gr154" style:family="graphic">
      <style:graphic-properties style:protect="size"/>
    </style:style>
    <style:style style:name="pr151" style:family="presentation" style:parent-style-name="_ff08_缺省_ff09_标题_2f_文本母版-title">
      <style:graphic-properties fo:min-height="3.256cm" fo:wrap-option="wrap"/>
    </style:style>
    <style:style style:name="pr153" style:family="presentation" style:parent-style-name="_ff08_缺省_ff09_标题_2f_文本母版-outline1">
      <style:graphic-properties fo:min-height="13.609cm" fo:wrap-option="wrap"/>
    </style:style>
    <style:style style:name="pr155" style:family="presentation" style:parent-style-name="_ff08_缺省_ff09_标题_2f_文本母版-notes">
      <style:graphic-properties fo:min-height="13.114cm" fo:wrap-option="wrap"/>
    </style:style>
    <style:style style:name="P152" style:family="paragraph">
      <style:paragraph-properties style:punctuation-wrap="simple" style:line-break="strict" style:writing-mode="lr-tb"/>
    </style:style>
    <text:list-style style:name="L14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5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17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79" style:family="drawing-page">
      <style:drawing-page-properties presentation:display-header="true" presentation:display-footer="true" presentation:display-page-number="false" presentation:display-date-time="true"/>
    </style:style>
    <style:style style:name="gr183" style:family="graphic">
      <style:graphic-properties style:protect="size"/>
    </style:style>
    <style:style style:name="pr180" style:family="presentation" style:parent-style-name="_ff08_缺省_ff09_标题_2f_文本母版-title">
      <style:graphic-properties fo:min-height="3.256cm" fo:wrap-option="wrap"/>
    </style:style>
    <style:style style:name="pr182" style:family="presentation" style:parent-style-name="_ff08_缺省_ff09_标题_2f_文本母版-outline1">
      <style:graphic-properties fo:min-height="13.609cm" fo:wrap-option="wrap"/>
    </style:style>
    <style:style style:name="pr184" style:family="presentation" style:parent-style-name="_ff08_缺省_ff09_标题_2f_文本母版-notes">
      <style:graphic-properties fo:min-height="13.114cm" fo:wrap-option="wrap"/>
    </style:style>
    <style:style style:name="P181" style:family="paragraph">
      <style:paragraph-properties style:punctuation-wrap="simple" style:line-break="strict" style:writing-mode="lr-tb"/>
    </style:style>
    <text:list-style style:name="L17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17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0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08" style:family="drawing-page">
      <style:drawing-page-properties presentation:display-header="true" presentation:display-footer="true" presentation:display-page-number="false" presentation:display-date-time="true"/>
    </style:style>
    <style:style style:name="gr212" style:family="graphic">
      <style:graphic-properties style:protect="size"/>
    </style:style>
    <style:style style:name="pr209" style:family="presentation" style:parent-style-name="_ff08_缺省_ff09_标题_2f_文本母版-title">
      <style:graphic-properties fo:min-height="3.256cm" fo:wrap-option="wrap"/>
    </style:style>
    <style:style style:name="pr211" style:family="presentation" style:parent-style-name="_ff08_缺省_ff09_标题_2f_文本母版-outline1">
      <style:graphic-properties fo:min-height="13.609cm" fo:wrap-option="wrap"/>
    </style:style>
    <style:style style:name="pr213" style:family="presentation" style:parent-style-name="_ff08_缺省_ff09_标题_2f_文本母版-notes">
      <style:graphic-properties fo:min-height="13.114cm" fo:wrap-option="wrap"/>
    </style:style>
    <style:style style:name="P210" style:family="paragraph">
      <style:paragraph-properties style:punctuation-wrap="simple" style:line-break="strict" style:writing-mode="lr-tb"/>
    </style:style>
    <text:list-style style:name="L20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0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3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37" style:family="drawing-page">
      <style:drawing-page-properties presentation:display-header="true" presentation:display-footer="true" presentation:display-page-number="false" presentation:display-date-time="true"/>
    </style:style>
    <style:style style:name="gr241" style:family="graphic">
      <style:graphic-properties style:protect="size"/>
    </style:style>
    <style:style style:name="pr238" style:family="presentation" style:parent-style-name="_ff08_缺省_ff09_标题_2f_文本母版-title">
      <style:graphic-properties fo:min-height="3.256cm" fo:wrap-option="wrap"/>
    </style:style>
    <style:style style:name="pr240" style:family="presentation" style:parent-style-name="_ff08_缺省_ff09_标题_2f_文本母版-outline1">
      <style:graphic-properties fo:min-height="13.609cm" fo:wrap-option="wrap"/>
    </style:style>
    <style:style style:name="pr242" style:family="presentation" style:parent-style-name="_ff08_缺省_ff09_标题_2f_文本母版-notes">
      <style:graphic-properties fo:min-height="13.114cm" fo:wrap-option="wrap"/>
    </style:style>
    <style:style style:name="P239" style:family="paragraph">
      <style:paragraph-properties style:punctuation-wrap="simple" style:line-break="strict" style:writing-mode="lr-tb"/>
    </style:style>
    <text:list-style style:name="L23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3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6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66" style:family="drawing-page">
      <style:drawing-page-properties presentation:display-header="true" presentation:display-footer="true" presentation:display-page-number="false" presentation:display-date-time="true"/>
    </style:style>
    <style:style style:name="gr270" style:family="graphic">
      <style:graphic-properties style:protect="size"/>
    </style:style>
    <style:style style:name="pr267" style:family="presentation" style:parent-style-name="_ff08_缺省_ff09_标题_2f_文本母版-title">
      <style:graphic-properties fo:min-height="3.256cm" fo:wrap-option="wrap"/>
    </style:style>
    <style:style style:name="pr269" style:family="presentation" style:parent-style-name="_ff08_缺省_ff09_标题_2f_文本母版-outline1">
      <style:graphic-properties fo:min-height="13.609cm" fo:wrap-option="wrap"/>
    </style:style>
    <style:style style:name="pr271" style:family="presentation" style:parent-style-name="_ff08_缺省_ff09_标题_2f_文本母版-notes">
      <style:graphic-properties fo:min-height="13.114cm" fo:wrap-option="wrap"/>
    </style:style>
    <style:style style:name="P268" style:family="paragraph">
      <style:paragraph-properties style:punctuation-wrap="simple" style:line-break="strict" style:writing-mode="lr-tb"/>
    </style:style>
    <text:list-style style:name="L26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6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29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6" style:family="drawing-page">
      <style:drawing-page-properties presentation:display-header="true" presentation:display-footer="true" presentation:display-page-number="false" presentation:display-date-time="true"/>
    </style:style>
    <style:style style:name="gr301" style:family="graphic">
      <style:graphic-properties style:protect="size"/>
    </style:style>
    <style:style style:name="pr297" style:family="presentation" style:parent-style-name="_ff08_缺省_ff09_标题母版-title">
      <style:graphic-properties fo:min-height="4.244cm" fo:wrap-option="wrap"/>
    </style:style>
    <style:style style:name="pr299" style:family="presentation" style:parent-style-name="_ff08_缺省_ff09_标题母版-subtitle">
      <style:graphic-properties fo:min-height="5.097cm" fo:wrap-option="wrap"/>
    </style:style>
    <style:style style:name="pr300" style:family="presentation" style:parent-style-name="_ff08_缺省_ff09_标题母版-notes">
      <style:graphic-properties draw:auto-grow-height="true" fo:min-height="13.365cm" fo:wrap-option="wrap"/>
    </style:style>
    <style:style style:name="pr302" style:family="presentation" style:parent-style-name="_ff08_缺省_ff09_标题_2f_文本母版-title">
      <style:graphic-properties fo:min-height="3.256cm" fo:wrap-option="wrap"/>
    </style:style>
    <style:style style:name="pr303" style:family="presentation" style:parent-style-name="_ff08_缺省_ff09_标题_2f_文本母版-outline1">
      <style:graphic-properties fo:min-height="13.609cm" fo:wrap-option="wrap"/>
    </style:style>
    <style:style style:name="pr304" style:family="presentation" style:parent-style-name="_ff08_缺省_ff09_标题_2f_文本母版-notes">
      <style:graphic-properties fo:min-height="13.114cm" fo:wrap-option="wrap"/>
    </style:style>
    <style:style style:name="P298" style:family="paragraph">
      <style:paragraph-properties style:punctuation-wrap="simple" style:line-break="strict" style:writing-mode="lr-tb"/>
    </style:style>
    <text:list-style style:name="L29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9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32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9" style:family="drawing-page">
      <style:drawing-page-properties presentation:display-header="true" presentation:display-footer="true" presentation:display-page-number="false" presentation:display-date-time="true"/>
    </style:style>
    <style:style style:name="gr333" style:family="graphic">
      <style:graphic-properties style:protect="size"/>
    </style:style>
    <style:style style:name="pr330" style:family="presentation" style:parent-style-name="_ff08_缺省_ff09_标题_2f_文本母版-title">
      <style:graphic-properties fo:min-height="3.256cm" fo:wrap-option="wrap"/>
    </style:style>
    <style:style style:name="pr332" style:family="presentation" style:parent-style-name="_ff08_缺省_ff09_标题_2f_文本母版-outline1">
      <style:graphic-properties fo:min-height="13.609cm" fo:wrap-option="wrap"/>
    </style:style>
    <style:style style:name="pr334" style:family="presentation" style:parent-style-name="_ff08_缺省_ff09_标题_2f_文本母版-notes">
      <style:graphic-properties fo:min-height="13.114cm" fo:wrap-option="wrap"/>
    </style:style>
    <style:style style:name="P331" style:family="paragraph">
      <style:paragraph-properties style:punctuation-wrap="simple" style:line-break="strict" style:writing-mode="lr-tb"/>
    </style:style>
    <text:list-style style:name="L32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2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35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59" style:family="drawing-page">
      <style:drawing-page-properties presentation:display-header="true" presentation:display-footer="true" presentation:display-page-number="false" presentation:display-date-time="true"/>
    </style:style>
    <style:style style:name="gr363" style:family="graphic">
      <style:graphic-properties style:protect="size"/>
    </style:style>
    <style:style style:name="pr360" style:family="presentation" style:parent-style-name="_ff08_缺省_ff09_标题_2f_文本母版-title">
      <style:graphic-properties fo:min-height="3.256cm" fo:wrap-option="wrap"/>
    </style:style>
    <style:style style:name="pr362" style:family="presentation" style:parent-style-name="_ff08_缺省_ff09_标题_2f_文本母版-outline1">
      <style:graphic-properties fo:min-height="13.609cm" fo:wrap-option="wrap"/>
    </style:style>
    <style:style style:name="pr364" style:family="presentation" style:parent-style-name="_ff08_缺省_ff09_标题_2f_文本母版-notes">
      <style:graphic-properties fo:min-height="13.114cm" fo:wrap-option="wrap"/>
    </style:style>
    <style:style style:name="P361" style:family="paragraph">
      <style:paragraph-properties style:punctuation-wrap="simple" style:line-break="strict" style:writing-mode="lr-tb"/>
    </style:style>
    <text:list-style style:name="L35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5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38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89" style:family="drawing-page">
      <style:drawing-page-properties presentation:display-header="true" presentation:display-footer="true" presentation:display-page-number="false" presentation:display-date-time="true"/>
    </style:style>
    <style:style style:name="gr393" style:family="graphic">
      <style:graphic-properties style:protect="size"/>
    </style:style>
    <style:style style:name="pr390" style:family="presentation" style:parent-style-name="_ff08_缺省_ff09_标题_2f_文本母版-title">
      <style:graphic-properties fo:min-height="3.256cm" fo:wrap-option="wrap"/>
    </style:style>
    <style:style style:name="pr392" style:family="presentation" style:parent-style-name="_ff08_缺省_ff09_标题_2f_文本母版-outline1">
      <style:graphic-properties fo:min-height="13.609cm" fo:wrap-option="wrap"/>
    </style:style>
    <style:style style:name="pr394" style:family="presentation" style:parent-style-name="_ff08_缺省_ff09_标题_2f_文本母版-notes">
      <style:graphic-properties fo:min-height="13.114cm" fo:wrap-option="wrap"/>
    </style:style>
    <style:style style:name="P391" style:family="paragraph">
      <style:paragraph-properties style:punctuation-wrap="simple" style:line-break="strict" style:writing-mode="lr-tb"/>
    </style:style>
    <text:list-style style:name="L38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8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41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19" style:family="drawing-page">
      <style:drawing-page-properties presentation:display-header="true" presentation:display-footer="true" presentation:display-page-number="false" presentation:display-date-time="true"/>
    </style:style>
    <style:style style:name="gr423" style:family="graphic">
      <style:graphic-properties style:protect="size"/>
    </style:style>
    <style:style style:name="pr420" style:family="presentation" style:parent-style-name="_ff08_缺省_ff09_标题_2f_文本母版-title">
      <style:graphic-properties fo:min-height="3.256cm" fo:wrap-option="wrap"/>
    </style:style>
    <style:style style:name="pr422" style:family="presentation" style:parent-style-name="_ff08_缺省_ff09_标题_2f_文本母版-outline1">
      <style:graphic-properties fo:min-height="13.609cm" fo:wrap-option="wrap"/>
    </style:style>
    <style:style style:name="pr424" style:family="presentation" style:parent-style-name="_ff08_缺省_ff09_标题_2f_文本母版-notes">
      <style:graphic-properties fo:min-height="13.114cm" fo:wrap-option="wrap"/>
    </style:style>
    <style:style style:name="P421" style:family="paragraph">
      <style:paragraph-properties style:punctuation-wrap="simple" style:line-break="strict" style:writing-mode="lr-tb"/>
    </style:style>
    <text:list-style style:name="L41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4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44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49" style:family="drawing-page">
      <style:drawing-page-properties presentation:display-header="true" presentation:display-footer="true" presentation:display-page-number="false" presentation:display-date-time="true"/>
    </style:style>
    <style:style style:name="gr453" style:family="graphic">
      <style:graphic-properties style:protect="size"/>
    </style:style>
    <style:style style:name="pr450" style:family="presentation" style:parent-style-name="_ff08_缺省_ff09_标题_2f_文本母版-title">
      <style:graphic-properties fo:min-height="3.256cm" fo:wrap-option="wrap"/>
    </style:style>
    <style:style style:name="pr452" style:family="presentation" style:parent-style-name="_ff08_缺省_ff09_标题_2f_文本母版-outline1">
      <style:graphic-properties fo:min-height="13.609cm" fo:wrap-option="wrap"/>
    </style:style>
    <style:style style:name="pr454" style:family="presentation" style:parent-style-name="_ff08_缺省_ff09_标题_2f_文本母版-notes">
      <style:graphic-properties fo:min-height="13.114cm" fo:wrap-option="wrap"/>
    </style:style>
    <style:style style:name="P451" style:family="paragraph">
      <style:paragraph-properties style:punctuation-wrap="simple" style:line-break="strict" style:writing-mode="lr-tb"/>
    </style:style>
    <text:list-style style:name="L44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44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47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79" style:family="drawing-page">
      <style:drawing-page-properties presentation:display-header="true" presentation:display-footer="true" presentation:display-page-number="false" presentation:display-date-time="true"/>
    </style:style>
    <style:style style:name="gr483" style:family="graphic">
      <style:graphic-properties style:protect="size"/>
    </style:style>
    <style:style style:name="pr480" style:family="presentation" style:parent-style-name="_ff08_缺省_ff09_标题_2f_文本母版-title">
      <style:graphic-properties fo:min-height="3.256cm" fo:wrap-option="wrap"/>
    </style:style>
    <style:style style:name="pr482" style:family="presentation" style:parent-style-name="_ff08_缺省_ff09_标题_2f_文本母版-outline1">
      <style:graphic-properties fo:min-height="13.609cm" fo:wrap-option="wrap"/>
    </style:style>
    <style:style style:name="pr484" style:family="presentation" style:parent-style-name="_ff08_缺省_ff09_标题_2f_文本母版-notes">
      <style:graphic-properties fo:min-height="13.114cm" fo:wrap-option="wrap"/>
    </style:style>
    <style:style style:name="P481" style:family="paragraph">
      <style:paragraph-properties style:punctuation-wrap="simple" style:line-break="strict" style:writing-mode="lr-tb"/>
    </style:style>
    <text:list-style style:name="L47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47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50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09" style:family="drawing-page">
      <style:drawing-page-properties presentation:display-header="true" presentation:display-footer="true" presentation:display-page-number="false" presentation:display-date-time="true"/>
    </style:style>
    <style:style style:name="gr513" style:family="graphic">
      <style:graphic-properties style:protect="size"/>
    </style:style>
    <style:style style:name="pr510" style:family="presentation" style:parent-style-name="_ff08_缺省_ff09_标题_2f_文本母版-title">
      <style:graphic-properties fo:min-height="3.256cm" fo:wrap-option="wrap"/>
    </style:style>
    <style:style style:name="pr512" style:family="presentation" style:parent-style-name="_ff08_缺省_ff09_标题_2f_文本母版-outline1">
      <style:graphic-properties fo:min-height="13.609cm" fo:wrap-option="wrap"/>
    </style:style>
    <style:style style:name="pr514" style:family="presentation" style:parent-style-name="_ff08_缺省_ff09_标题_2f_文本母版-notes">
      <style:graphic-properties fo:min-height="13.114cm" fo:wrap-option="wrap"/>
    </style:style>
    <style:style style:name="P511" style:family="paragraph">
      <style:paragraph-properties style:punctuation-wrap="simple" style:line-break="strict" style:writing-mode="lr-tb"/>
    </style:style>
    <text:list-style style:name="L50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0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53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39" style:family="drawing-page">
      <style:drawing-page-properties presentation:display-header="true" presentation:display-footer="true" presentation:display-page-number="false" presentation:display-date-time="true"/>
    </style:style>
    <style:style style:name="gr543" style:family="graphic">
      <style:graphic-properties style:protect="size"/>
    </style:style>
    <style:style style:name="pr540" style:family="presentation" style:parent-style-name="_ff08_缺省_ff09_标题_2f_文本母版-title">
      <style:graphic-properties fo:min-height="3.256cm" fo:wrap-option="wrap"/>
    </style:style>
    <style:style style:name="pr542" style:family="presentation" style:parent-style-name="_ff08_缺省_ff09_标题_2f_文本母版-outline1">
      <style:graphic-properties fo:min-height="13.609cm" fo:wrap-option="wrap"/>
    </style:style>
    <style:style style:name="pr544" style:family="presentation" style:parent-style-name="_ff08_缺省_ff09_标题_2f_文本母版-notes">
      <style:graphic-properties fo:min-height="13.114cm" fo:wrap-option="wrap"/>
    </style:style>
    <style:style style:name="P541" style:family="paragraph">
      <style:paragraph-properties style:punctuation-wrap="simple" style:line-break="strict" style:writing-mode="lr-tb"/>
    </style:style>
    <text:list-style style:name="L53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3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56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69" style:family="drawing-page">
      <style:drawing-page-properties presentation:display-header="true" presentation:display-footer="true" presentation:display-page-number="false" presentation:display-date-time="true"/>
    </style:style>
    <style:style style:name="gr573" style:family="graphic">
      <style:graphic-properties style:protect="size"/>
    </style:style>
    <style:style style:name="pr570" style:family="presentation" style:parent-style-name="_ff08_缺省_ff09_标题_2f_文本母版-title">
      <style:graphic-properties fo:min-height="3.256cm" fo:wrap-option="wrap"/>
    </style:style>
    <style:style style:name="pr572" style:family="presentation" style:parent-style-name="_ff08_缺省_ff09_标题_2f_文本母版-outline1">
      <style:graphic-properties fo:min-height="13.609cm" fo:wrap-option="wrap"/>
    </style:style>
    <style:style style:name="pr574" style:family="presentation" style:parent-style-name="_ff08_缺省_ff09_标题_2f_文本母版-notes">
      <style:graphic-properties fo:min-height="13.114cm" fo:wrap-option="wrap"/>
    </style:style>
    <style:style style:name="P571" style:family="paragraph">
      <style:paragraph-properties style:punctuation-wrap="simple" style:line-break="strict" style:writing-mode="lr-tb"/>
    </style:style>
    <text:list-style style:name="L56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6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dp59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99" style:family="drawing-page">
      <style:drawing-page-properties presentation:display-header="true" presentation:display-footer="true" presentation:display-page-number="false" presentation:display-date-time="true"/>
    </style:style>
    <style:style style:name="gr603" style:family="graphic">
      <style:graphic-properties style:protect="size"/>
    </style:style>
    <style:style style:name="pr600" style:family="presentation" style:parent-style-name="_ff08_缺省_ff09_标题_2f_文本母版-title">
      <style:graphic-properties fo:min-height="3.256cm" fo:wrap-option="wrap"/>
    </style:style>
    <style:style style:name="pr602" style:family="presentation" style:parent-style-name="_ff08_缺省_ff09_标题_2f_文本母版-outline1">
      <style:graphic-properties fo:min-height="13.609cm" fo:wrap-option="wrap"/>
    </style:style>
    <style:style style:name="pr604" style:family="presentation" style:parent-style-name="_ff08_缺省_ff09_标题_2f_文本母版-notes">
      <style:graphic-properties fo:min-height="13.114cm" fo:wrap-option="wrap"/>
    </style:style>
    <style:style style:name="P601" style:family="paragraph">
      <style:paragraph-properties style:punctuation-wrap="simple" style:line-break="strict" style:writing-mode="lr-tb"/>
    </style:style>
    <text:list-style style:name="L598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59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295" draw:master-page-name="_ff08_缺省_ff09_标题母版" presentation:presentation-page-layout-name="ALT0">
        <draw:frame presentation:style-name="pr297" draw:text-style-name="P298" draw:layer="layout" svg:width="23.848cm" svg:height="4.244cm" svg:x="2.075cm" svg:y="5.742cm" presentation:class="title" presentation:user-transformed="true">
          <draw:text-box>
            <text:p>Çàâ</text:p>
          </draw:text-box>
        </draw:frame>
        <draw:frame presentation:style-name="pr299" draw:text-style-name="P298" draw:layer="layout" svg:width="19.631cm" svg:height="5.097cm" svg:x="4.183cm" svg:y="11.125cm" presentation:class="subtitle">
          <draw:text-box>
            <text:p><text:s/></text:p>
            <text:p>L1</text:p>
            <text:p/>
          </draw:text-box>
        </draw:frame>
        <presentation:notes draw:style-name="dp296">
          <draw:frame presentation:style-name="pr300" draw:text-style-name="P298" draw:layer="layout" svg:width="16.799cm" svg:height="13.365cm" svg:x="2.1cm" svg:y="14.107cm" presentation:class="notes" presentation:placeholder="true">
            <draw:text-box/>
          </draw:frame>
          <draw:page-thumbnail draw:style-name="gr301" draw:layer="layout" svg:width="14.848cm" svg:height="11.136cm" svg:x="3.075cm" svg:y="2.257cm" draw:page-number="1" presentation:class="page"/>
        </presentation:notes>
      </draw:page>
      <draw:page draw:name="page2" draw:style-name="dp328" draw:master-page-name="_ff08_缺省_ff09_标题_2f_文本母版" presentation:presentation-page-layout-name="ALT1">
        <draw:frame presentation:style-name="pr330" draw:text-style-name="P331" draw:layer="layout" svg:width="25.199cm" svg:height="3.256cm" svg:x="1.4cm" svg:y="0.962cm" presentation:class="title" presentation:user-transformed="true">
          <draw:text-box>
            <text:p>ｱｲｳ</text:p>
          </draw:text-box>
        </draw:frame>
        <draw:frame presentation:style-name="pr332" draw:text-style-name="P331" draw:layer="layout" svg:width="25.199cm" svg:height="13.609cm" svg:x="1.4cm" svg:y="4.914cm" presentation:class="outline">
          <draw:text-box>
            <text:list text:style-name="L329">
              <text:list-item>
                <text:p>L2</text:p>
              </text:list-item>
            </text:list>
          </draw:text-box>
        </draw:frame>
        <presentation:notes draw:style-name="dp329">
          <draw:page-thumbnail draw:style-name="gr333" draw:layer="layout" svg:width="14.848cm" svg:height="11.136cm" svg:x="3.075cm" svg:y="2.257cm" draw:page-number="2" presentation:class="page"/>
          <draw:frame presentation:style-name="pr334" draw:text-style-name="P33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58" draw:master-page-name="_ff08_缺省_ff09_标题_2f_文本母版" presentation:presentation-page-layout-name="ALT1">
        <draw:frame presentation:style-name="pr360" draw:text-style-name="P361" draw:layer="layout" svg:width="25.199cm" svg:height="3.256cm" svg:x="1.4cm" svg:y="0.962cm" presentation:class="title" presentation:user-transformed="true">
          <draw:text-box>
            <text:p>Дфэ</text:p>
          </draw:text-box>
        </draw:frame>
        <draw:frame presentation:style-name="pr362" draw:text-style-name="P361" draw:layer="layout" svg:width="25.199cm" svg:height="13.609cm" svg:x="1.4cm" svg:y="4.914cm" presentation:class="outline">
          <draw:text-box>
            <text:list text:style-name="L359">
              <text:list-item>
                <text:p>L3</text:p>
              </text:list-item>
            </text:list>
          </draw:text-box>
        </draw:frame>
        <presentation:notes draw:style-name="dp359">
          <draw:page-thumbnail draw:style-name="gr363" draw:layer="layout" svg:width="14.848cm" svg:height="11.136cm" svg:x="3.075cm" svg:y="2.257cm" draw:page-number="3" presentation:class="page"/>
          <draw:frame presentation:style-name="pr364" draw:text-style-name="P36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88" draw:master-page-name="_ff08_缺省_ff09_标题_2f_文本母版" presentation:presentation-page-layout-name="ALT1">
        <draw:frame presentation:style-name="pr390" draw:text-style-name="P391" draw:layer="layout" svg:width="25.199cm" svg:height="3.256cm" svg:x="1.4cm" svg:y="0.962cm" presentation:class="title" presentation:user-transformed="true">
          <draw:text-box>
            <text:p>أبتث</text:p>
          </draw:text-box>
        </draw:frame>
        <draw:frame presentation:style-name="pr392" draw:text-style-name="P391" draw:layer="layout" svg:width="25.199cm" svg:height="13.609cm" svg:x="1.4cm" svg:y="4.914cm" presentation:class="outline">
          <draw:text-box>
            <text:list text:style-name="L389">
              <text:list-item>
                <text:p>L4</text:p>
              </text:list-item>
            </text:list>
          </draw:text-box>
        </draw:frame>
        <presentation:notes draw:style-name="dp389">
          <draw:page-thumbnail draw:style-name="gr393" draw:layer="layout" svg:width="14.848cm" svg:height="11.136cm" svg:x="3.075cm" svg:y="2.257cm" draw:page-number="4" presentation:class="page"/>
          <draw:frame presentation:style-name="pr394" draw:text-style-name="P39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18" draw:master-page-name="_ff08_缺省_ff09_标题_2f_文本母版" presentation:presentation-page-layout-name="ALT1">
        <draw:frame presentation:style-name="pr420" draw:text-style-name="P421" draw:layer="layout" svg:width="25.199cm" svg:height="3.256cm" svg:x="1.4cm" svg:y="0.961cm" presentation:class="title" presentation:user-transformed="true">
          <draw:text-box>
            <text:p>अइउ</text:p>
          </draw:text-box>
        </draw:frame>
        <draw:frame presentation:style-name="pr422" draw:text-style-name="P421" draw:layer="layout" svg:width="25.199cm" svg:height="13.609cm" svg:x="1.4cm" svg:y="4.914cm" presentation:class="outline">
          <draw:text-box>
            <text:list text:style-name="L419">
              <text:list-item>
                <text:p>L5</text:p>
              </text:list-item>
            </text:list>
          </draw:text-box>
        </draw:frame>
        <presentation:notes draw:style-name="dp419">
          <draw:page-thumbnail draw:style-name="gr423" draw:layer="layout" svg:width="14.848cm" svg:height="11.136cm" svg:x="3.075cm" svg:y="2.257cm" draw:page-number="5" presentation:class="page"/>
          <draw:frame presentation:style-name="pr424" draw:text-style-name="P4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48" draw:master-page-name="_ff08_缺省_ff09_标题_2f_文本母版" presentation:presentation-page-layout-name="ALT1">
        <draw:frame presentation:style-name="pr450" draw:text-style-name="P451" draw:layer="layout" svg:width="25.199cm" svg:height="3.256cm" svg:x="1.4cm" svg:y="0.962cm" presentation:class="title" presentation:user-transformed="true">
          <draw:text-box>
            <text:p>€</text:p>
          </draw:text-box>
        </draw:frame>
        <draw:frame presentation:style-name="pr452" draw:text-style-name="P451" draw:layer="layout" svg:width="25.199cm" svg:height="13.609cm" svg:x="1.4cm" svg:y="4.914cm" presentation:class="outline">
          <draw:text-box>
            <text:list text:style-name="L449">
              <text:list-item>
                <text:p>L6</text:p>
              </text:list-item>
            </text:list>
          </draw:text-box>
        </draw:frame>
        <presentation:notes draw:style-name="dp449">
          <draw:page-thumbnail draw:style-name="gr453" draw:layer="layout" svg:width="14.848cm" svg:height="11.136cm" svg:x="3.075cm" svg:y="2.257cm" draw:page-number="6" presentation:class="page"/>
          <draw:frame presentation:style-name="pr454" draw:text-style-name="P45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78" draw:master-page-name="_ff08_缺省_ff09_标题_2f_文本母版" presentation:presentation-page-layout-name="ALT1">
        <draw:frame presentation:style-name="pr480" draw:text-style-name="P481" draw:layer="layout" svg:width="25.199cm" svg:height="3.256cm" svg:x="1.4cm" svg:y="0.962cm" presentation:class="title" presentation:user-transformed="true">
          <draw:text-box>
            <text:p>¥</text:p>
          </draw:text-box>
        </draw:frame>
        <draw:frame presentation:style-name="pr482" draw:text-style-name="P481" draw:layer="layout" svg:width="25.199cm" svg:height="13.609cm" svg:x="1.4cm" svg:y="4.914cm" presentation:class="outline">
          <draw:text-box>
            <text:list text:style-name="L479">
              <text:list-item>
                <text:p><text:s/>L7</text:p>
              </text:list-item>
            </text:list>
          </draw:text-box>
        </draw:frame>
        <presentation:notes draw:style-name="dp479">
          <draw:page-thumbnail draw:style-name="gr483" draw:layer="layout" svg:width="14.848cm" svg:height="11.136cm" svg:x="3.075cm" svg:y="2.257cm" draw:page-number="7" presentation:class="page"/>
          <draw:frame presentation:style-name="pr484" draw:text-style-name="P48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508" draw:master-page-name="_ff08_缺省_ff09_标题_2f_文本母版" presentation:presentation-page-layout-name="ALT1">
        <draw:frame presentation:style-name="pr510" draw:text-style-name="P511" draw:layer="layout" svg:width="25.199cm" svg:height="3.256cm" svg:x="1.4cm" svg:y="0.962cm" presentation:class="title" presentation:user-transformed="true">
          <draw:text-box>
            <text:p>鯵㈱表噂ソ十豹竹敷～兎椄＊＠＇</text:p>
          </draw:text-box>
        </draw:frame>
        <draw:frame presentation:style-name="pr512" draw:text-style-name="P511" draw:layer="layout" svg:width="25.199cm" svg:height="13.609cm" svg:x="1.4cm" svg:y="4.914cm" presentation:class="outline">
          <draw:text-box>
            <text:list text:style-name="L509">
              <text:list-item>
                <text:p><text:s/>E1,E2,E3</text:p>
              </text:list-item>
            </text:list>
          </draw:text-box>
        </draw:frame>
        <presentation:notes draw:style-name="dp509">
          <draw:page-thumbnail draw:style-name="gr513" draw:layer="layout" svg:width="14.848cm" svg:height="11.136cm" svg:x="3.075cm" svg:y="2.257cm" draw:page-number="8" presentation:class="page"/>
          <draw:frame presentation:style-name="pr514" draw:text-style-name="P5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538" draw:master-page-name="_ff08_缺省_ff09_标题_2f_文本母版" presentation:presentation-page-layout-name="ALT1">
        <draw:frame presentation:style-name="pr540" draw:text-style-name="P541" draw:layer="layout" svg:width="25.199cm" svg:height="3.256cm" svg:x="1.4cm" svg:y="0.962cm" presentation:class="title" presentation:user-transformed="true">
          <draw:text-box>
            <text:p>鷗㐀葛渚噓𠀋𪆐𪚲か゚</text:p>
          </draw:text-box>
        </draw:frame>
        <draw:frame presentation:style-name="pr542" draw:text-style-name="P541" draw:layer="layout" svg:width="25.199cm" svg:height="13.609cm" svg:x="1.4cm" svg:y="4.914cm" presentation:class="outline">
          <draw:text-box>
            <text:list text:style-name="L539">
              <text:list-item>
                <text:p><text:s/></text:p>
              </text:list-item>
              <text:list-item>
                <text:p>U1,U2,​</text:p>
              </text:list-item>
              <text:list-item>
                <text:p>U3A,U3B,U4</text:p>
              </text:list-item>
            </text:list>
          </draw:text-box>
        </draw:frame>
        <presentation:notes draw:style-name="dp539">
          <draw:page-thumbnail draw:style-name="gr543" draw:layer="layout" svg:width="14.848cm" svg:height="11.136cm" svg:x="3.075cm" svg:y="2.257cm" draw:page-number="9" presentation:class="page"/>
          <draw:frame presentation:style-name="pr544" draw:text-style-name="P54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568" draw:master-page-name="_ff08_缺省_ff09_标题_2f_文本母版" presentation:presentation-page-layout-name="ALT1">
        <draw:frame presentation:style-name="pr570" draw:text-style-name="P571" draw:layer="layout" svg:width="25.199cm" svg:height="3.256cm" svg:x="1.4cm" svg:y="0.962cm" presentation:class="title" presentation:user-transformed="true">
          <draw:text-box>
            <text:p>啊☆€㐁ᠠﭖꀀༀ䨭抎駡U郂</text:p>
          </draw:text-box>
        </draw:frame>
        <draw:frame presentation:style-name="pr572" draw:text-style-name="P571" draw:layer="layout" svg:width="25.199cm" svg:height="13.609cm" svg:x="1.4cm" svg:y="4.914cm" presentation:class="outline">
          <draw:text-box>
            <text:list text:style-name="L569">
              <text:list-item>
                <text:p>G1</text:p>
              </text:list-item>
            </text:list>
          </draw:text-box>
        </draw:frame>
        <presentation:notes draw:style-name="dp569">
          <draw:page-thumbnail draw:style-name="gr573" draw:layer="layout" svg:width="14.848cm" svg:height="11.136cm" svg:x="3.075cm" svg:y="2.257cm" draw:page-number="10" presentation:class="page"/>
          <draw:frame presentation:style-name="pr574" draw:text-style-name="P57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598" draw:master-page-name="_ff08_缺省_ff09_标题_2f_文本母版" presentation:presentation-page-layout-name="ALT1">
        <draw:frame presentation:style-name="pr600" draw:text-style-name="P601" draw:layer="layout" svg:width="25.199cm" svg:height="3.256cm" svg:x="1.4cm" svg:y="0.962cm" presentation:class="title" presentation:user-transformed="true">
          <draw:text-box>
            <text:p>𠀀𠀁𠀂𠀃𠀄𪛔𪛕𪛖</text:p>
          </draw:text-box>
        </draw:frame>
        <draw:frame presentation:style-name="pr602" draw:text-style-name="P601" draw:layer="layout" svg:width="25.199cm" svg:height="13.609cm" svg:x="1.4cm" svg:y="4.914cm" presentation:class="outline">
          <draw:text-box>
            <text:list text:style-name="L599">
              <text:list-item>
                <text:p>G2</text:p>
              </text:list-item>
            </text:list>
          </draw:text-box>
        </draw:frame>
        <presentation:notes draw:style-name="dp599">
          <draw:page-thumbnail draw:style-name="gr603" draw:layer="layout" svg:width="14.848cm" svg:height="11.136cm" svg:x="3.075cm" svg:y="2.257cm" draw:page-number="11" presentation:class="page"/>
          <draw:frame presentation:style-name="pr604" draw:text-style-name="P601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color="#008080" draw:shadow="visible" draw:shadow-offset-x="0.2cm" draw:shadow-offset-y="0.2cm" draw:shadow-color="#808080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svg:stroke-width="0.05cm" draw:fill="none" draw:fill-color="#ffcc99" draw:shadow="visible" draw:shadow-offset-x="0.2cm" draw:shadow-offset-y="0.2cm" draw:shadow-color="#808080"/>
      <style:paragraph-properties fo:margin-left="0cm" fo:margin-right="0.2cm" fo:margin-top="0.42cm" fo:margin-bottom="0.21cm" fo:text-align="center" fo:text-indent="0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ff08_缺省_ff09_标题母版-background" style:display-name="（缺省）标题母版-background" style:family="presentation">
      <style:graphic-properties draw:stroke="none" draw:fill="none"/>
      <style:text-properties style:letter-kerning="true"/>
    </style:style>
    <style:style style:name="_ff08_缺省_ff09_标题母版-backgroundobjects" style:display-name="（缺省）标题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母版-notes" style:display-name="（缺省）标题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1" style:display-name="（缺省）标题母版-outline1" style:family="presentation">
      <style:graphic-properties draw:stroke="none" draw:fill="none">
        <text:list-style style:name="_ff08_缺省_ff09_标题母版-outline1" style:display-name="（缺省）标题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outline2" style:display-name="（缺省）标题母版-outline2" style:family="presentation" style:parent-style-name="_ff08_缺省_ff09_标题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母版-outline3" style:display-name="（缺省）标题母版-outline3" style:family="presentation" style:parent-style-name="_ff08_缺省_ff09_标题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母版-outline4" style:display-name="（缺省）标题母版-outline4" style:family="presentation" style:parent-style-name="_ff08_缺省_ff09_标题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母版-outline5" style:display-name="（缺省）标题母版-outline5" style:family="presentation" style:parent-style-name="_ff08_缺省_ff09_标题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6" style:display-name="（缺省）标题母版-outline6" style:family="presentation" style:parent-style-name="_ff08_缺省_ff09_标题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7" style:display-name="（缺省）标题母版-outline7" style:family="presentation" style:parent-style-name="_ff08_缺省_ff09_标题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8" style:display-name="（缺省）标题母版-outline8" style:family="presentation" style:parent-style-name="_ff08_缺省_ff09_标题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母版-outline9" style:display-name="（缺省）标题母版-outline9" style:family="presentation" style:parent-style-name="_ff08_缺省_ff09_标题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母版-subtitle" style:display-name="（缺省）标题母版-subtitle" style:family="presentation">
      <style:graphic-properties draw:stroke="none" draw:fill="none" draw:textarea-vertical-align="middle">
        <text:list-style style:name="_ff08_缺省_ff09_标题母版-subtitle" style:display-name="（缺省）标题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母版-title" style:display-name="（缺省）标题母版-title" style:family="presentation">
      <style:graphic-properties draw:stroke="none" draw:fill="none" draw:textarea-vertical-align="middle">
        <text:list-style style:name="_ff08_缺省_ff09_标题母版-title" style:display-name="（缺省）标题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background" style:display-name="（缺省）标题/文本母版-background" style:family="presentation">
      <style:graphic-properties draw:stroke="none" draw:fill="none"/>
      <style:text-properties style:letter-kerning="true"/>
    </style:style>
    <style:style style:name="_ff08_缺省_ff09_标题_2f_文本母版-backgroundobjects" style:display-name="（缺省）标题/文本母版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ff08_缺省_ff09_标题_2f_文本母版-notes" style:display-name="（缺省）标题/文本母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1" style:display-name="（缺省）标题/文本母版-outline1" style:family="presentation">
      <style:graphic-properties draw:stroke="none" draw:fill="none">
        <text:list-style style:name="_ff08_缺省_ff09_标题_2f_文本母版-outline1" style:display-name="（缺省）标题/文本母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outline2" style:display-name="（缺省）标题/文本母版-outline2" style:family="presentation" style:parent-style-name="_ff08_缺省_ff09_标题_2f_文本母版-outline1">
      <style:paragraph-properties fo:margin-top="0cm" fo:margin-bottom="0.4cm"/>
      <style:text-properties fo:font-size="28pt" style:font-size-asian="28pt" style:font-size-complex="28pt"/>
    </style:style>
    <style:style style:name="_ff08_缺省_ff09_标题_2f_文本母版-outline3" style:display-name="（缺省）标题/文本母版-outline3" style:family="presentation" style:parent-style-name="_ff08_缺省_ff09_标题_2f_文本母版-outline2">
      <style:paragraph-properties fo:margin-top="0cm" fo:margin-bottom="0.3cm"/>
      <style:text-properties fo:font-size="24pt" style:font-size-asian="24pt" style:font-size-complex="24pt"/>
    </style:style>
    <style:style style:name="_ff08_缺省_ff09_标题_2f_文本母版-outline4" style:display-name="（缺省）标题/文本母版-outline4" style:family="presentation" style:parent-style-name="_ff08_缺省_ff09_标题_2f_文本母版-outline3">
      <style:paragraph-properties fo:margin-top="0cm" fo:margin-bottom="0.2cm"/>
      <style:text-properties fo:font-size="20pt" style:font-size-asian="20pt" style:font-size-complex="20pt"/>
    </style:style>
    <style:style style:name="_ff08_缺省_ff09_标题_2f_文本母版-outline5" style:display-name="（缺省）标题/文本母版-outline5" style:family="presentation" style:parent-style-name="_ff08_缺省_ff09_标题_2f_文本母版-outline4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6" style:display-name="（缺省）标题/文本母版-outline6" style:family="presentation" style:parent-style-name="_ff08_缺省_ff09_标题_2f_文本母版-outline5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7" style:display-name="（缺省）标题/文本母版-outline7" style:family="presentation" style:parent-style-name="_ff08_缺省_ff09_标题_2f_文本母版-outline6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8" style:display-name="（缺省）标题/文本母版-outline8" style:family="presentation" style:parent-style-name="_ff08_缺省_ff09_标题_2f_文本母版-outline7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outline9" style:display-name="（缺省）标题/文本母版-outline9" style:family="presentation" style:parent-style-name="_ff08_缺省_ff09_标题_2f_文本母版-outline8">
      <style:paragraph-properties fo:margin-top="0cm" fo:margin-bottom="0.1cm"/>
      <style:text-properties fo:font-size="20pt" style:font-size-asian="20pt" style:font-size-complex="20pt"/>
    </style:style>
    <style:style style:name="_ff08_缺省_ff09_标题_2f_文本母版-subtitle" style:display-name="（缺省）标题/文本母版-subtitle" style:family="presentation">
      <style:graphic-properties draw:stroke="none" draw:fill="none" draw:textarea-vertical-align="middle">
        <text:list-style style:name="_ff08_缺省_ff09_标题_2f_文本母版-subtitle" style:display-name="（缺省）标题/文本母版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ff08_缺省_ff09_标题_2f_文本母版-title" style:display-name="（缺省）标题/文本母版-title" style:family="presentation">
      <style:graphic-properties draw:stroke="none" draw:fill="none" draw:textarea-vertical-align="middle">
        <text:list-style style:name="_ff08_缺省_ff09_标题_2f_文本母版-title" style:display-name="（缺省）标题/文本母版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575" style:family="drawing-page">
      <style:drawing-page-properties draw:background-size="border" draw:fill="none"/>
    </style:style>
    <style:style style:name="Mdp576" style:family="drawing-page">
      <style:drawing-page-properties presentation:display-header="true" presentation:display-footer="true" presentation:display-page-number="false" presentation:display-date-time="true"/>
    </style:style>
    <style:style style:name="Mgr579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583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584" style:family="presentation" style:parent-style-name="_ff08_缺省_ff09_标题母版-title">
      <style:graphic-properties fo:wrap-option="wrap"/>
    </style:style>
    <style:style style:name="Mpr585" style:family="presentation" style:parent-style-name="_ff08_缺省_ff09_标题母版-subtitle">
      <style:graphic-properties fo:wrap-option="wrap"/>
    </style:style>
    <style:style style:name="Mpr586" style:family="presentation" style:parent-style-name="_ff08_缺省_ff09_标题母版-backgroundobjects">
      <style:graphic-properties draw:stroke="none" draw:fill="none" draw:auto-grow-height="false" fo:min-height="1.449cm" fo:wrap-option="wrap"/>
    </style:style>
    <style:style style:name="Mpr589" style:family="presentation" style:parent-style-name="_ff08_缺省_ff09_标题母版-notes">
      <style:graphic-properties fo:wrap-option="wrap"/>
    </style:style>
    <style:style style:name="Mpr590" style:family="presentation" style:parent-style-name="_ff08_缺省_ff09_标题母版-backgroundobjects">
      <style:graphic-properties draw:stroke="none" draw:fill="none" draw:auto-grow-height="false" fo:min-height="1.485cm" fo:wrap-option="wrap"/>
    </style:style>
    <style:style style:name="Mpr591" style:family="presentation" style:parent-style-name="_ff08_缺省_ff09_标题母版-backgroundobjects">
      <style:graphic-properties draw:stroke="none" draw:fill="none" draw:textarea-vertical-align="bottom" draw:auto-grow-height="false" fo:min-height="1.485cm" fo:wrap-option="wrap"/>
    </style:style>
    <style:style style:name="Mpr592" style:family="presentation" style:parent-style-name="_ff08_缺省_ff09_标题_2f_文本母版-title">
      <style:graphic-properties fo:wrap-option="wrap"/>
    </style:style>
    <style:style style:name="Mpr593" style:family="presentation" style:parent-style-name="_ff08_缺省_ff09_标题_2f_文本母版-outline1">
      <style:graphic-properties fo:wrap-option="wrap"/>
    </style:style>
    <style:style style:name="Mpr594" style:family="presentation" style:parent-style-name="_ff08_缺省_ff09_标题_2f_文本母版-backgroundobjects">
      <style:graphic-properties draw:stroke="none" draw:fill="none" draw:auto-grow-height="false" fo:min-height="1.449cm" fo:wrap-option="wrap"/>
    </style:style>
    <style:style style:name="Mpr595" style:family="presentation" style:parent-style-name="_ff08_缺省_ff09_标题_2f_文本母版-notes">
      <style:graphic-properties fo:wrap-option="wrap"/>
    </style:style>
    <style:style style:name="Mpr596" style:family="presentation" style:parent-style-name="_ff08_缺省_ff09_标题_2f_文本母版-backgroundobjects">
      <style:graphic-properties draw:stroke="none" draw:fill="none" draw:auto-grow-height="false" fo:min-height="1.485cm" fo:wrap-option="wrap"/>
    </style:style>
    <style:style style:name="Mpr597" style:family="presentation" style:parent-style-name="_ff08_缺省_ff09_标题_2f_文本母版-backgroundobjects">
      <style:graphic-properties draw:stroke="none" draw:fill="none" draw:textarea-vertical-align="bottom" draw:auto-grow-height="false" fo:min-height="1.485cm" fo:wrap-option="wrap"/>
    </style:style>
    <style:style style:name="MP577" style:family="paragraph">
      <style:paragraph-properties style:line-break="strict"/>
      <style:text-properties fo:font-size="14pt" style:font-size-asian="14pt" style:font-size-complex="14pt"/>
    </style:style>
    <style:style style:name="MP580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581" style:family="paragraph">
      <style:paragraph-properties fo:text-align="end" style:line-break="strict"/>
      <style:text-properties fo:font-size="14pt" style:font-size-asian="14pt" style:font-size-complex="14pt"/>
    </style:style>
    <style:style style:name="MP58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87" style:family="paragraph">
      <style:paragraph-properties fo:text-align="center" style:line-break="strict"/>
      <style:text-properties fo:font-size="14pt" style:font-size-asian="14pt" style:font-size-complex="14pt"/>
    </style:style>
    <style:style style:name="MP588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578" style:family="text">
      <style:text-properties fo:font-size="14pt" style:font-size-asian="14pt" style:font-size-complex="14pt"/>
    </style:style>
    <text:list-style style:name="ML57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576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576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1"/>
      <draw:page-thumbnail draw:layer="backgroundobjects" svg:width="8.999cm" svg:height="6.749cm" svg:x="1cm" svg:y="20.05cm" draw:page-number="1"/>
      <draw:page-thumbnail draw:layer="backgroundobjects" svg:width="8.999cm" svg:height="6.749cm" svg:x="11cm" svg:y="2.898cm" draw:page-number="1"/>
      <draw:page-thumbnail draw:layer="backgroundobjects" svg:width="8.999cm" svg:height="6.749cm" svg:x="11cm" svg:y="11.474cm" draw:page-number="1"/>
      <draw:page-thumbnail draw:layer="backgroundobjects" svg:width="8.999cm" svg:height="6.749cm" svg:x="11cm" svg:y="20.05cm" draw:page-number="1"/>
      <draw:frame draw:style-name="Mgr579" draw:text-style-name="MP580" draw:layer="backgroundobjects" svg:width="9.113cm" svg:height="1.484cm" svg:x="0cm" svg:y="0cm" presentation:class="header">
        <draw:text-box>
          <text:p text:style-name="MP577"><text:span text:style-name="MT578"><presentation:header/></text:span></text:p>
        </draw:text-box>
      </draw:frame>
      <draw:frame draw:style-name="Mgr579" draw:text-style-name="MP582" draw:layer="backgroundobjects" svg:width="9.113cm" svg:height="1.484cm" svg:x="11.886cm" svg:y="0cm" presentation:class="date-time">
        <draw:text-box>
          <text:p text:style-name="MP581"><text:span text:style-name="MT578"><presentation:date-time/></text:span></text:p>
        </draw:text-box>
      </draw:frame>
      <draw:frame draw:style-name="Mgr583" draw:text-style-name="MP580" draw:layer="backgroundobjects" svg:width="9.113cm" svg:height="1.484cm" svg:x="0cm" svg:y="28.215cm" presentation:class="footer">
        <draw:text-box>
          <text:p text:style-name="MP577"><text:span text:style-name="MT578"><presentation:footer/></text:span></text:p>
        </draw:text-box>
      </draw:frame>
      <draw:frame draw:style-name="Mgr583" draw:text-style-name="MP582" draw:layer="backgroundobjects" svg:width="9.113cm" svg:height="1.484cm" svg:x="11.886cm" svg:y="28.215cm" presentation:class="page-number">
        <draw:text-box>
          <text:p text:style-name="MP581"><text:span text:style-name="MT578"><text:page-number>&lt;数字&gt;</text:page-number></text:span></text:p>
        </draw:text-box>
      </draw:frame>
    </style:handout-master>
    <style:master-page style:name="_ff08_缺省_ff09_标题母版" style:display-name="（缺省）标题母版" style:page-layout-name="PM1" draw:style-name="Mdp575">
      <draw:frame presentation:style-name="Mpr584" draw:layer="backgroundobjects" svg:width="23.848cm" svg:height="4.494cm" svg:x="2.075cm" svg:y="5.617cm" presentation:class="title" presentation:placeholder="true">
        <draw:text-box/>
      </draw:frame>
      <draw:frame presentation:style-name="Mpr585" draw:layer="backgroundobjects" svg:width="19.631cm" svg:height="5.347cm" svg:x="4.183cm" svg:y="11cm" presentation:class="subtitle" presentation:placeholder="true">
        <draw:text-box/>
      </draw:frame>
      <draw:frame presentation:style-name="Mpr586" draw:text-style-name="MP580" draw:layer="backgroundobjects" svg:width="6.523cm" svg:height="1.448cm" svg:x="1.4cm" svg:y="19.131cm" presentation:class="date-time">
        <draw:text-box>
          <text:p text:style-name="MP577"><text:span text:style-name="MT578"><presentation:date-time/></text:span></text:p>
        </draw:text-box>
      </draw:frame>
      <draw:frame presentation:style-name="Mpr586" draw:text-style-name="MP588" draw:layer="backgroundobjects" svg:width="8.875cm" svg:height="1.448cm" svg:x="9.576cm" svg:y="19.131cm" presentation:class="footer">
        <draw:text-box>
          <text:p text:style-name="MP587"><text:span text:style-name="MT578"><presentation:footer/></text:span></text:p>
        </draw:text-box>
      </draw:frame>
      <draw:frame presentation:style-name="Mpr586" draw:text-style-name="MP582" draw:layer="backgroundobjects" svg:width="6.523cm" svg:height="1.448cm" svg:x="20.076cm" svg:y="19.131cm" presentation:class="page-number">
        <draw:text-box>
          <text:p text:style-name="MP581"><text:span text:style-name="MT578"><text:page-number>&lt;数字&gt;</text:page-number></text:span></text:p>
        </draw:text-box>
      </draw:frame>
      <presentation:notes style:page-layout-name="PM0">
        <draw:page-thumbnail presentation:style-name="Mpr584" draw:layer="backgroundobjects" svg:width="14.848cm" svg:height="11.136cm" svg:x="3.075cm" svg:y="2.257cm" presentation:class="page"/>
        <draw:frame presentation:style-name="Mpr589" draw:layer="backgroundobjects" svg:width="16.799cm" svg:height="13.364cm" svg:x="2.1cm" svg:y="14.107cm" presentation:class="notes" presentation:placeholder="true">
          <draw:text-box/>
        </draw:frame>
        <draw:frame presentation:style-name="Mpr590" draw:text-style-name="MP580" draw:layer="backgroundobjects" svg:width="9.113cm" svg:height="1.484cm" svg:x="0cm" svg:y="0cm" presentation:class="header">
          <draw:text-box>
            <text:p text:style-name="MP577"><text:span text:style-name="MT578"><presentation:header/></text:span></text:p>
          </draw:text-box>
        </draw:frame>
        <draw:frame presentation:style-name="Mpr590" draw:text-style-name="MP582" draw:layer="backgroundobjects" svg:width="9.113cm" svg:height="1.484cm" svg:x="11.886cm" svg:y="0cm" presentation:class="date-time">
          <draw:text-box>
            <text:p text:style-name="MP581"><text:span text:style-name="MT578"><presentation:date-time/></text:span></text:p>
          </draw:text-box>
        </draw:frame>
        <draw:frame presentation:style-name="Mpr591" draw:text-style-name="MP580" draw:layer="backgroundobjects" svg:width="9.113cm" svg:height="1.484cm" svg:x="0cm" svg:y="28.215cm" presentation:class="footer">
          <draw:text-box>
            <text:p text:style-name="MP577"><text:span text:style-name="MT578"><presentation:footer/></text:span></text:p>
          </draw:text-box>
        </draw:frame>
        <draw:frame presentation:style-name="Mpr591" draw:text-style-name="MP582" draw:layer="backgroundobjects" svg:width="9.113cm" svg:height="1.484cm" svg:x="11.886cm" svg:y="28.215cm" presentation:class="page-number">
          <draw:text-box>
            <text:p text:style-name="MP581"><text:span text:style-name="MT578"><text:page-number>&lt;数字&gt;</text:page-number></text:span></text:p>
          </draw:text-box>
        </draw:frame>
      </presentation:notes>
    </style:master-page>
    <style:master-page style:name="_ff08_缺省_ff09_标题_2f_文本母版" style:display-name="（缺省）标题/文本母版" style:page-layout-name="PM1" draw:style-name="Mdp575">
      <draw:frame presentation:style-name="Mpr592" draw:layer="backgroundobjects" svg:width="25.199cm" svg:height="3.506cm" svg:x="1.4cm" svg:y="0.837cm" presentation:class="title" presentation:placeholder="true">
        <draw:text-box/>
      </draw:frame>
      <draw:frame presentation:style-name="Mpr593" draw:layer="backgroundobjects" svg:width="25.199cm" svg:height="13.859cm" svg:x="1.4cm" svg:y="4.914cm" presentation:class="outline" presentation:placeholder="true">
        <draw:text-box/>
      </draw:frame>
      <draw:frame presentation:style-name="Mpr594" draw:text-style-name="MP580" draw:layer="backgroundobjects" svg:width="6.523cm" svg:height="1.448cm" svg:x="1.4cm" svg:y="19.131cm" presentation:class="date-time">
        <draw:text-box>
          <text:p text:style-name="MP577"><text:span text:style-name="MT578"><presentation:date-time/></text:span></text:p>
        </draw:text-box>
      </draw:frame>
      <draw:frame presentation:style-name="Mpr594" draw:text-style-name="MP588" draw:layer="backgroundobjects" svg:width="8.875cm" svg:height="1.448cm" svg:x="9.576cm" svg:y="19.131cm" presentation:class="footer">
        <draw:text-box>
          <text:p text:style-name="MP587"><text:span text:style-name="MT578"><presentation:footer/></text:span></text:p>
        </draw:text-box>
      </draw:frame>
      <draw:frame presentation:style-name="Mpr594" draw:text-style-name="MP582" draw:layer="backgroundobjects" svg:width="6.523cm" svg:height="1.448cm" svg:x="20.076cm" svg:y="19.131cm" presentation:class="page-number">
        <draw:text-box>
          <text:p text:style-name="MP581"><text:span text:style-name="MT578"><text:page-number>&lt;数字&gt;</text:page-number></text:span></text:p>
        </draw:text-box>
      </draw:frame>
      <presentation:notes style:page-layout-name="PM0">
        <draw:page-thumbnail presentation:style-name="Mpr592" draw:layer="backgroundobjects" svg:width="14.848cm" svg:height="11.136cm" svg:x="3.075cm" svg:y="2.257cm" presentation:class="page"/>
        <draw:frame presentation:style-name="Mpr595" draw:layer="backgroundobjects" svg:width="16.799cm" svg:height="13.364cm" svg:x="2.1cm" svg:y="14.107cm" presentation:class="notes" presentation:placeholder="true">
          <draw:text-box/>
        </draw:frame>
        <draw:frame presentation:style-name="Mpr596" draw:text-style-name="MP580" draw:layer="backgroundobjects" svg:width="9.113cm" svg:height="1.484cm" svg:x="0cm" svg:y="0cm" presentation:class="header">
          <draw:text-box>
            <text:p text:style-name="MP577"><text:span text:style-name="MT578"><presentation:header/></text:span></text:p>
          </draw:text-box>
        </draw:frame>
        <draw:frame presentation:style-name="Mpr596" draw:text-style-name="MP582" draw:layer="backgroundobjects" svg:width="9.113cm" svg:height="1.484cm" svg:x="11.886cm" svg:y="0cm" presentation:class="date-time">
          <draw:text-box>
            <text:p text:style-name="MP581"><text:span text:style-name="MT578"><presentation:date-time/></text:span></text:p>
          </draw:text-box>
        </draw:frame>
        <draw:frame presentation:style-name="Mpr597" draw:text-style-name="MP580" draw:layer="backgroundobjects" svg:width="9.113cm" svg:height="1.484cm" svg:x="0cm" svg:y="28.215cm" presentation:class="footer">
          <draw:text-box>
            <text:p text:style-name="MP577"><text:span text:style-name="MT578"><presentation:footer/></text:span></text:p>
          </draw:text-box>
        </draw:frame>
        <draw:frame presentation:style-name="Mpr597" draw:text-style-name="MP582" draw:layer="backgroundobjects" svg:width="9.113cm" svg:height="1.484cm" svg:x="11.886cm" svg:y="28.215cm" presentation:class="page-number">
          <draw:text-box>
            <text:p text:style-name="MP581"><text:span text:style-name="MT578"><text:page-number>&lt;数字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7-02T11:15:28.75</meta:creation-date>
    <dc:date>2014-07-03T10:55:03.56</dc:date>
    <meta:editing-duration>PT00H08M56S</meta:editing-duration>
    <meta:editing-cycles>21</meta:editing-cycles>
    <meta:generator>IBM_Lotus_Symphony/3.0$Win32 OpenOffice.org_project/310m11$Build-9399</meta:generator>
    <meta:document-statistic meta:object-count="76"/>
  </office:meta>
</office:document-meta>
</file>